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25.69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1._20_needyPacket42">
      <style:table-properties table:display="true" style:writing-mode="lr-tb"/>
    </style:style>
    <style:style style:name="ta2" style:family="table" style:master-page-name="PageStyle_5f_2._20_waves20">
      <style:table-properties table:display="true" style:writing-mode="lr-tb"/>
    </style:style>
    <style:style style:name="ta3" style:family="table" style:master-page-name="PageStyle_5f_3._20_freePackage40">
      <style:table-properties table:display="true" style:writing-mode="lr-tb"/>
    </style:style>
    <style:style style:name="ta4" style:family="table" style:master-page-name="PageStyle_5f_4._20_myStudy33">
      <style:table-properties table:display="true" style:writing-mode="lr-tb"/>
    </style:style>
    <style:style style:name="ta5" style:family="table" style:master-page-name="PageStyle_5f_5._20_theAssignment50">
      <style:table-properties table:display="true" style:writing-mode="lr-tb"/>
    </style:style>
    <style:style style:name="ta6" style:family="table" style:master-page-name="PageStyle_5f_6._20_towerClock45">
      <style:table-properties table:display="true" style:writing-mode="lr-tb"/>
    </style:style>
    <style:style style:name="ta7" style:family="table" style:master-page-name="PageStyle_5f_7._20_inspirationalYear70">
      <style:table-properties table:display="true" style:writing-mode="lr-tb"/>
    </style:style>
    <style:style style:name="ta8" style:family="table" style:master-page-name="PageStyle_5f_8._20_binaryLizard49">
      <style:table-properties table:display="true" style:writing-mode="lr-tb"/>
    </style:style>
    <style:style style:name="ta9" style:family="table" style:master-page-name="PageStyle_5f_9._20_objectParadise50">
      <style:table-properties table:display="true" style:writing-mode="lr-tb"/>
    </style:style>
    <style:style style:name="ta10" style:family="table" style:master-page-name="PageStyle_5f_10._20_noSingular45">
      <style:table-properties table:display="true" style:writing-mode="lr-tb"/>
    </style:style>
    <style:style style:name="ta11" style:family="table" style:master-page-name="PageStyle_5f_26._20_cashPack3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6fa8d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6fa8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. needyPacket4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3" office:value-type="string" calcext:value-type="string">
            <text:p>personalOpinion68</text:p>
          </table:table-cell>
          <table:table-cell table:style-name="ce11" table:number-columns-repeated="6"/>
          <table:table-cell table:style-name="ce3" office:value-type="string" calcext:value-type="string">
            <text:p>iDoNotNeedAnyHelp71</text:p>
          </table:table-cell>
          <table:table-cell table:style-name="ce11" table:number-columns-repeated="6"/>
          <table:table-cell table:style-name="ce3" office:value-type="string" calcext:value-type="string">
            <text:p>noneOtherThanFood70</text:p>
          </table:table-cell>
          <table:table-cell table:style-name="ce11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stack</text:p>
          </table:table-cell>
          <table:table-cell table:style-name="ce17" office:value-type="string" calcext:value-type="string">
            <text:p>line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stack</text:p>
          </table:table-cell>
          <table:table-cell table:style-name="ce17" office:value-type="string" calcext:value-type="string">
            <text:p>phas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stack</text:p>
          </table:table-cell>
          <table:table-cell table:style-name="ce17" office:value-type="string" calcext:value-type="string">
            <text:p>start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gym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a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art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tiffin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canteen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home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urse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st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mplex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ashion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profession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cast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trance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assistance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box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rac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source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file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tool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tyle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map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mart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manag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score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prize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service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account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pp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basic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sequence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rade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oll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est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slash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book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grey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edition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brochure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hall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ity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glossary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help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sport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hart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seal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lock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lock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oath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origin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reason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brush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swap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enlist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model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strategy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interest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tactic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holiday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office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focus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default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pension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triangle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fork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axis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delta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traffic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view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bet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atlas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future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excise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nibble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hade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icon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gain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asset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ketch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string" calcext:value-type="string">
            <text:p>queue</text:p>
          </table:table-cell>
          <table:table-cell table:style-name="ce21" office:value-type="string" calcext:value-type="string">
            <text:p>ball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queue</text:p>
          </table:table-cell>
          <table:table-cell table:style-name="ce21" office:value-type="string" calcext:value-type="string">
            <text:p>bat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queue</text:p>
          </table:table-cell>
          <table:table-cell table:style-name="ce21" office:value-type="string" calcext:value-type="string">
            <text:p>wicke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table:number-columns-repeated="2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2" office:value-type="string" calcext:value-type="string">
            <text:p>aSprint28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testPHP28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aves20" table:style-name="ta2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audio19</text:p>
          </table:table-cell>
          <table:table-cell table:style-name="ce11" table:number-columns-repeated="6"/>
          <table:table-cell table:style-name="ce3" office:value-type="string" calcext:value-type="string">
            <text:p>visual25</text:p>
          </table:table-cell>
          <table:table-cell table:style-name="ce11" table:number-columns-repeated="6"/>
          <table:table-cell table:style-name="ce3" office:value-type="string" calcext:value-type="string">
            <text:p>entertainment48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Inventory</text:p>
          </table:table-cell>
          <table:table-cell table:style-name="ce17" office:value-type="string" calcext:value-type="string">
            <text:p>Transform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Inventory</text:p>
          </table:table-cell>
          <table:table-cell table:style-name="ce17" office:value-type="string" calcext:value-type="string">
            <text:p>Preserv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Inventory</text:p>
          </table:table-cell>
          <table:table-cell table:style-name="ce17" office:value-type="string" calcext:value-type="string">
            <text:p>Progress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Dressing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icture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Marketplace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Melody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Film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Media Centre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inematograph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ntest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Studio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Record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Bulletin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Production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Dubbing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romotion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resentation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Direction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eremony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ommunity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eries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Reception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Library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Chartbuster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Conferenc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Generation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Trailer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Telemarketing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Access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Broadcast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Documentary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dministration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Greenhouse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Mythology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Entertainment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ilming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Drama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ederation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Interval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Regulatory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Premier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Telemetry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Assignment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reator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Film Star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Theatre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Feature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Filmset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Excursion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ouncil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Photograph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Stereoscopic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Extension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Surround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nimation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Curriculum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Passport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Regional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Concert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Decorum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National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Artist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Infantry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Episode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epository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Pantry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Academia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Electronic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ompose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Blogging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ompany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horeograph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Horror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Office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Academy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Climate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Movie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Contemporary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cience Fiction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Opera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Content</text:p>
          </table:table-cell>
          <table:table-cell table:style-name="ce21" office:value-type="string" calcext:value-type="string">
            <text:p>Heritag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Content</text:p>
          </table:table-cell>
          <table:table-cell table:style-name="ce21" office:value-type="string" calcext:value-type="string">
            <text:p>Dynasty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Content</text:p>
          </table:table-cell>
          <table:table-cell table:style-name="ce21" office:value-type="string" calcext:value-type="string">
            <text:p>Palace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world26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summit26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reePackage40" table:style-name="ta3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photonegativeThreshold85</text:p>
          </table:table-cell>
          <table:table-cell table:style-name="ce11" table:number-columns-repeated="6"/>
          <table:table-cell table:style-name="ce3" office:value-type="string" calcext:value-type="string">
            <text:p>electromagnetShot67</text:p>
          </table:table-cell>
          <table:table-cell table:style-name="ce11" table:number-columns-repeated="6"/>
          <table:table-cell table:style-name="ce3" office:value-type="string" calcext:value-type="string">
            <text:p>neutrinoRotation64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scooter</text:p>
          </table:table-cell>
          <table:table-cell table:style-name="ce17" office:value-type="string" calcext:value-type="string">
            <text:p>oil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scooter</text:p>
          </table:table-cell>
          <table:table-cell table:style-name="ce17" office:value-type="string" calcext:value-type="string">
            <text:p>acid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scooter</text:p>
          </table:table-cell>
          <table:table-cell table:style-name="ce17" office:value-type="string" calcext:value-type="string">
            <text:p>base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un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olar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late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air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wind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environment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water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water-stream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uranium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mine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mineral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dot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canal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ond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bus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hill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lake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flight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forest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wood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coil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mountain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rain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buck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petroleum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crude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ice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satellite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tide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ride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grain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edible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funnel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arm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poultry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at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animal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dairy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kerosene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omputer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internet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litre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electric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magnet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opper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music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dance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lyric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rail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train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boat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radio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plastic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mercury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silicon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sand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television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fire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pirit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lamp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pulley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wheel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gravel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filament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light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stadium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notebook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wallet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pencil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oxide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lithium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plutonium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nitrogen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hydrogen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chakra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tation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platform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cup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circuit</text:p>
          </table:table-cell>
          <table:table-cell table:style-name="ce21" office:value-type="string" calcext:value-type="string">
            <text:p>cathod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circuit</text:p>
          </table:table-cell>
          <table:table-cell table:style-name="ce21" office:value-type="string" calcext:value-type="string">
            <text:p>anode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circuit</text:p>
          </table:table-cell>
          <table:table-cell table:style-name="ce21" office:value-type="string" calcext:value-type="string">
            <text:p>probe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nucleiMind42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anatomyAutomatic63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yStudy33" table:style-name="ta4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yStatistics42</text:p>
          </table:table-cell>
          <table:table-cell table:style-name="ce11" table:number-columns-repeated="6"/>
          <table:table-cell table:style-name="ce3" office:value-type="string" calcext:value-type="string">
            <text:p>zAntique32</text:p>
          </table:table-cell>
          <table:table-cell table:style-name="ce11" table:number-columns-repeated="6"/>
          <table:table-cell table:style-name="ce3" office:value-type="string" calcext:value-type="string">
            <text:p>xInvincible37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essence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cultur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branch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ecstasy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curl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ymphony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insurance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price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choice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location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promotion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execution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real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aerial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seal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skill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fill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tell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dat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animate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rate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rear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far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near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pyramid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rapid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lid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front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mount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hint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token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dozen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ten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diamond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brand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ground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base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pause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use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credit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debit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await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edit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kit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quit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purchase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ause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verbose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append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blend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hand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garden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even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children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continent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ccount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ccent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bid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fluid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void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lunar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tar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clear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time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hyme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chime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fall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rill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toll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physical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virtual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terminal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version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aution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mission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vigilance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force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ource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costly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ecurity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probability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quantum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facility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craf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bYounger33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aSequential44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theAssignment50" table:style-name="ta5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orPayLoad41</text:p>
          </table:table-cell>
          <table:table-cell table:style-name="ce11" table:number-columns-repeated="6"/>
          <table:table-cell table:style-name="ce3" office:value-type="string" calcext:value-type="string">
            <text:p>notStartUp41</text:p>
          </table:table-cell>
          <table:table-cell table:style-name="ce11" table:number-columns-repeated="6"/>
          <table:table-cell table:style-name="ce3" office:value-type="string" calcext:value-type="string">
            <text:p>andOpenSource54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percentile</text:p>
          </table:table-cell>
          <table:table-cell table:style-name="ce17" office:value-type="string" calcext:value-type="string">
            <text:p>ultraviolet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percentile</text:p>
          </table:table-cell>
          <table:table-cell table:style-name="ce17" office:value-type="string" calcext:value-type="string">
            <text:p>gradient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percentile</text:p>
          </table:table-cell>
          <table:table-cell table:style-name="ce17" office:value-type="string" calcext:value-type="string">
            <text:p>cardiogram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venue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meet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campus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layer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brass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phonetic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frame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instance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assette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disclose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inance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ramework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centripetal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invest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trigonometry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degre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hertz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geometry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group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register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margin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camp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servic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rope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bottle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clip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drill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ntenna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loft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lgebra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spot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fuel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component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timber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page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ledger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hydraulic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bubble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decimal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double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synchronise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practical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urgent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attach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scaffold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ontract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apital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basic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chain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harvest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theorem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remote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note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tile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project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furnish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polish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category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cript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extra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andom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factory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calculus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centrifugal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venture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arithmetic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subway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skull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escalate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hub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bud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trident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coop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alloy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linguistic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capsule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tablet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pill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ampersand</text:p>
          </table:table-cell>
          <table:table-cell table:style-name="ce21" office:value-type="string" calcext:value-type="string">
            <text:p>supersonic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ampersand</text:p>
          </table:table-cell>
          <table:table-cell table:style-name="ce21" office:value-type="string" calcext:value-type="string">
            <text:p>celluloid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ampersand</text:p>
          </table:table-cell>
          <table:table-cell table:style-name="ce21" office:value-type="string" calcext:value-type="string">
            <text:p>infographic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norFireWork50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xorKeyNote40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towerClock45" table:style-name="ta6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oneFreelancer53</text:p>
          </table:table-cell>
          <table:table-cell table:style-name="ce11" table:number-columns-repeated="6"/>
          <table:table-cell table:style-name="ce3" office:value-type="string" calcext:value-type="string">
            <text:p>expeditionBisect53</text:p>
          </table:table-cell>
          <table:table-cell table:style-name="ce11" table:number-columns-repeated="6"/>
          <table:table-cell table:style-name="ce3" office:value-type="string" calcext:value-type="string">
            <text:p>microOrganism53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fountain</text:p>
          </table:table-cell>
          <table:table-cell table:style-name="ce17" office:value-type="string" calcext:value-type="string">
            <text:p>duty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fountain</text:p>
          </table:table-cell>
          <table:table-cell table:style-name="ce17" office:value-type="string" calcext:value-type="string">
            <text:p>trolley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fountain</text:p>
          </table:table-cell>
          <table:table-cell table:style-name="ce17" office:value-type="string" calcext:value-type="string">
            <text:p>family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ray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hone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epia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tring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pike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pring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usin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friend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sibling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wizard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hashtag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opaque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cluster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ragmatic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ointer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synth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steel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knob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equation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olution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biology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integrate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graphit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canonical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subject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content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stuff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modal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formula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control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portable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itle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extension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intermediate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retail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simultaneous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message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ceiling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gateway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tolerance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zebra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polarity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launch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titan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abbreviation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domicile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fine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database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protocol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inspect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amplitude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uniform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diesel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network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staple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grand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bridge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habit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behaviour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vapour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institute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desktop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marine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electric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quadratic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internet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ross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laim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decibel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abinet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freebie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vinyl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cope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dummy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object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aviator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jockey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vintage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coordinate</text:p>
          </table:table-cell>
          <table:table-cell table:style-name="ce21" office:value-type="string" calcext:value-type="string">
            <text:p>longitud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coordinate</text:p>
          </table:table-cell>
          <table:table-cell table:style-name="ce21" office:value-type="string" calcext:value-type="string">
            <text:p>altitude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coordinate</text:p>
          </table:table-cell>
          <table:table-cell table:style-name="ce21" office:value-type="string" calcext:value-type="string">
            <text:p>latitude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thetaGravitation53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thetaTrapezium53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inspirationalYear70" table:style-name="ta7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buzzFort36</text:p>
          </table:table-cell>
          <table:table-cell table:style-name="ce11" table:number-columns-repeated="6"/>
          <table:table-cell table:style-name="ce3" office:value-type="string" calcext:value-type="string">
            <text:p>turboPython47</text:p>
          </table:table-cell>
          <table:table-cell table:style-name="ce11" table:number-columns-repeated="6"/>
          <table:table-cell table:style-name="ce3" office:value-type="string" calcext:value-type="string">
            <text:p>caretGalaxy39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circle</text:p>
          </table:table-cell>
          <table:table-cell table:style-name="ce17" office:value-type="string" calcext:value-type="string">
            <text:p>chip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circle</text:p>
          </table:table-cell>
          <table:table-cell table:style-name="ce17" office:value-type="string" calcext:value-type="string">
            <text:p>plug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circle</text:p>
          </table:table-cell>
          <table:table-cell table:style-name="ce17" office:value-type="string" calcext:value-type="string">
            <text:p>catch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lifestyle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universit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lesson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optimum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graduate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monopoly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markup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season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motor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etiquette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carnal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instruction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lifespan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daemon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massive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tre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format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spare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meditate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peaker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piano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alcohol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methan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litmus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plankton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syrup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beverage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religion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doctrine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community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echnology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maneuver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operation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information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evolve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develop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essential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approximate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temperature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sanction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fence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asual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monument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mortgage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question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treaty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limate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detail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emphasise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reply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speech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dventure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deep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parameter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zero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pipe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curd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relax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prinkle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arctic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esume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esign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everse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timeline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seize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hormone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shrink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facade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trigger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exit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heck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fuse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transport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understand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dynamo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restroom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underscore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rank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square</text:p>
          </table:table-cell>
          <table:table-cell table:style-name="ce21" office:value-type="string" calcext:value-type="string">
            <text:p>cooki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square</text:p>
          </table:table-cell>
          <table:table-cell table:style-name="ce21" office:value-type="string" calcext:value-type="string">
            <text:p>fresh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square</text:p>
          </table:table-cell>
          <table:table-cell table:style-name="ce21" office:value-type="string" calcext:value-type="string">
            <text:p>commi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rightRacket38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leftSpoon43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binaryLizard49" table:style-name="ta8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whileSaraswati60</text:p>
          </table:table-cell>
          <table:table-cell table:style-name="ce11" table:number-columns-repeated="6"/>
          <table:table-cell table:style-name="ce3" office:value-type="string" calcext:value-type="string">
            <text:p>switchYamuna52</text:p>
          </table:table-cell>
          <table:table-cell table:style-name="ce11" table:number-columns-repeated="6"/>
          <table:table-cell table:style-name="ce3" office:value-type="string" calcext:value-type="string">
            <text:p>forIndus35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jargon</text:p>
          </table:table-cell>
          <table:table-cell table:style-name="ce17" office:value-type="string" calcext:value-type="string">
            <text:p>mister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jargon</text:p>
          </table:table-cell>
          <table:table-cell table:style-name="ce17" office:value-type="string" calcext:value-type="string">
            <text:p>colleagu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jargon</text:p>
          </table:table-cell>
          <table:table-cell table:style-name="ce17" office:value-type="string" calcext:value-type="string">
            <text:p>prince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qualify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accessor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expat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uccess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uitcase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answer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ticker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battery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goggle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embed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email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clap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level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illar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feast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action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able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pact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wing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expiry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clay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public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relativ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private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54" office:value-type="string" calcext:value-type="string">
            <text:p>360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defence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bean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cheat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wallpaper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merge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radar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pulse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regular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west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map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east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hammer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chat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jingle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bleach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hoke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elapse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rotate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subscribe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newsletter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excel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touch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limb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cylinder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carpet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new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past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step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future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king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floppy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install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apex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peer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eed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study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explain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ush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nebula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foam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auction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letter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wing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talent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transpose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multimedia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dumbbell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human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canvas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gender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flute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hehnai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beauty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billion</text:p>
          </table:table-cell>
          <table:table-cell table:style-name="ce21" office:value-type="string" calcext:value-type="string">
            <text:p>secular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billion</text:p>
          </table:table-cell>
          <table:table-cell table:style-name="ce21" office:value-type="string" calcext:value-type="string">
            <text:p>republic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billion</text:p>
          </table:table-cell>
          <table:table-cell table:style-name="ce21" office:value-type="string" calcext:value-type="string">
            <text:p>democra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elseGanga35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ifBrahmaputra49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 objectParadise50" table:style-name="ta9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primeEquivalent58</text:p>
          </table:table-cell>
          <table:table-cell table:style-name="ce11" table:number-columns-repeated="6"/>
          <table:table-cell table:style-name="ce3" office:value-type="string" calcext:value-type="string">
            <text:p>courtMarket43</text:p>
          </table:table-cell>
          <table:table-cell table:style-name="ce11" table:number-columns-repeated="6"/>
          <table:table-cell table:style-name="ce3" office:value-type="string" calcext:value-type="string">
            <text:p>badmintonIs42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Saturday</text:p>
          </table:table-cell>
          <table:table-cell table:style-name="ce17" office:value-type="string" calcext:value-type="string">
            <text:p>Subject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Saturday</text:p>
          </table:table-cell>
          <table:table-cell table:style-name="ce17" office:value-type="string" calcext:value-type="string">
            <text:p>Structur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Saturday</text:p>
          </table:table-cell>
          <table:table-cell table:style-name="ce17" office:value-type="string" calcext:value-type="string">
            <text:p>Node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Method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ropert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Encrypt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Mod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Receipt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Induct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Title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Tertiary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efficient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Condenser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Diode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Transistor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rimitive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Compulsive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Associative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ub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Grid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Bot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pecies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Iron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Neuron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ABS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DNA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Gene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Modern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Crypto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Augment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tlas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Glue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Reset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Bake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Snap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Candy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Stem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Bud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Cake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Everest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Motel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Shuttle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Dragon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Television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Airline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ycle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opter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ar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Gel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Mate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Gloss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Globe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Share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Exhaust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Meme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sset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Vowel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LCM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HCF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Resultant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Laser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Propeller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Crawler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World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Wide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Web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Graphical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Imaginary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Textual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System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lassification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Interface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Sanctuary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Reserve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onvention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Anti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Moon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Deuce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Expression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Attribute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Decrypt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Sunday</text:p>
          </table:table-cell>
          <table:table-cell table:style-name="ce21" office:value-type="string" calcext:value-type="string">
            <text:p>Catalogu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Sunday</text:p>
          </table:table-cell>
          <table:table-cell table:style-name="ce21" office:value-type="string" calcext:value-type="string">
            <text:p>Keyword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Sunday</text:p>
          </table:table-cell>
          <table:table-cell table:style-name="ce21" office:value-type="string" calcext:value-type="string">
            <text:p>Leaf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eggImmediate40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hashCountry47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. noSingular45" table:style-name="ta10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5"/>
          <table:table-cell table:style-name="ce56"/>
          <table:table-cell table:style-name="ce55" table:number-columns-repeated="21"/>
          <table:table-cell table:number-columns-repeated="1001"/>
        </table:table-row>
        <table:table-row table:style-name="ro1">
          <table:table-cell table:style-name="ce55"/>
          <table:table-cell table:style-name="ce3" office:value-type="string" calcext:value-type="string">
            <text:p>interestingRange58</text:p>
          </table:table-cell>
          <table:table-cell table:style-name="ce11" table:number-columns-repeated="6"/>
          <table:table-cell table:style-name="ce3" office:value-type="string" calcext:value-type="string">
            <text:p>distributeOnce50</text:p>
          </table:table-cell>
          <table:table-cell table:style-name="ce11" table:number-columns-repeated="6"/>
          <table:table-cell table:style-name="ce3" office:value-type="string" calcext:value-type="string">
            <text:p>cutePresentation61</text:p>
          </table:table-cell>
          <table:table-cell table:style-name="ce11" table:number-columns-repeated="6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5" office:value-type="string" calcext:value-type="string">
            <text:p>on</text:p>
          </table:table-cell>
          <table:table-cell table:style-name="ce17" office:value-type="string" calcext:value-type="string">
            <text:p>handsome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on</text:p>
          </table:table-cell>
          <table:table-cell table:style-name="ce17" office:value-type="string" calcext:value-type="string">
            <text:p>matur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on</text:p>
          </table:table-cell>
          <table:table-cell table:style-name="ce17" office:value-type="string" calcext:value-type="string">
            <text:p>pant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notation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tatement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alliance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groom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glamour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colony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serum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flare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burst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iscal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easible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ine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box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site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forest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horus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lub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dollar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macro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vibrate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mortal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emergency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deadlock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truncate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ice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daily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bang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number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sentence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word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fidget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harm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hant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statue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obsolete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asual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indent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tab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parenthesis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bounce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moisture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pressure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9" office:value-type="string" calcext:value-type="string">
            <text:p>off</text:p>
          </table:table-cell>
          <table:table-cell table:style-name="ce21" office:value-type="string" calcext:value-type="string">
            <text:p>hit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off</text:p>
          </table:table-cell>
          <table:table-cell table:style-name="ce21" office:value-type="string" calcext:value-type="string">
            <text:p>metre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off</text:p>
          </table:table-cell>
          <table:table-cell table:style-name="ce21" office:value-type="string" calcext:value-type="string">
            <text:p>press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1" table:number-columns-repeated="21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2" office:value-type="string" calcext:value-type="string">
            <text:p>frontEndAlgorithm70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backEndTechnique57</text:p>
          </table:table-cell>
          <table:table-cell table:style-name="ce23" table:number-columns-repeated="3"/>
          <table:table-cell table:style-name="ce11"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6. cashPack31" table:style-name="ta1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7"/>
          <table:table-cell table:style-name="ce58"/>
          <table:table-cell table:style-name="ce57" table:number-columns-repeated="21"/>
          <table:table-cell table:number-columns-repeated="1001"/>
        </table:table-row>
        <table:table-row table:style-name="ro1">
          <table:table-cell table:style-name="ce57"/>
          <table:table-cell table:style-name="ce3"/>
          <table:table-cell table:style-name="ce11" table:number-columns-repeated="6"/>
          <table:table-cell table:style-name="ce3"/>
          <table:table-cell table:style-name="ce11" table:number-columns-repeated="6"/>
          <table:table-cell table:style-name="ce3"/>
          <table:table-cell table:style-name="ce11" table:number-columns-repeated="6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5"/>
          <table:table-cell table:style-name="ce17"/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/>
          <table:table-cell table:style-name="ce17"/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/>
          <table:table-cell table:style-name="ce17"/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9"/>
          <table:table-cell table:style-name="ce21"/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/>
          <table:table-cell table:style-name="ce21"/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/>
          <table:table-cell table:style-name="ce21"/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1" table:number-columns-repeated="21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2"/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/>
          <table:table-cell table:style-name="ce23" table:number-columns-repeated="3"/>
          <table:table-cell table:style-name="ce11" table:number-columns-repeated="3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._20_needyPacket42" style:display-name="PageStyle_1. needyPacket4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aves20" style:display-name="PageStyle_2. waves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_20_freePackage40" style:display-name="PageStyle_3. freePackage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_20_myStudy33" style:display-name="PageStyle_4. myStudy3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._20_theAssignment50" style:display-name="PageStyle_5. theAssignment5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._20_towerClock45" style:display-name="PageStyle_6. towerClock4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._20_inspirationalYear70" style:display-name="PageStyle_7. inspirationalYear7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._20_binaryLizard49" style:display-name="PageStyle_8. binaryLizard4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._20_objectParadise50" style:display-name="PageStyle_9. objectParadise5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._20_noSingular45" style:display-name="PageStyle_10. noSingular4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6._20_cashPack31" style:display-name="PageStyle_26. cashPack3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1" meta:cell-count="7778" meta:object-count="0"/>
    <meta:generator>LibreOfficeDev/6.0.5.2$Linux_X86_64 LibreOffice_project/</meta:generator>
  </office:meta>
</office:document-meta>
</file>